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93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-rw-rw-r-- 1 pchazalm 2025_angouleme 1.3K Sep 19 01:32 <text:s/>ft_atoi.c</text:p>
          </table:table-cell>
          <table:table-cell office:value-type="string" calcext:value-type="string">
            <text:p>• a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w-rw-r-- 1 pchazalm 2025_angouleme 1.1K Sep <text:s/>9 08:22 <text:s/>ft_bzero.c</text:p>
          </table:table-cell>
          <table:table-cell office:value-type="string" calcext:value-type="string">
            <text:p>• bz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w-rw-r-- 1 pchazalm 2025_angouleme 1022 Sep 19 01:33 <text:s/>ft_isalnum.c</text:p>
          </table:table-cell>
          <table:table-cell office:value-type="string" calcext:value-type="string">
            <text:p>• isal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w-rw-r-- 1 pchazalm 2025_angouleme <text:s/>996 Sep 19 01:33 <text:s/>ft_isalpha.c</text:p>
          </table:table-cell>
          <table:table-cell office:value-type="string" calcext:value-type="string">
            <text:p>is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w-rw-r-- 1 pchazalm 2025_angouleme <text:s/>948 Oct 14 10:27 <text:s/>ft_isascii.c</text:p>
          </table:table-cell>
          <table:table-cell office:value-type="string" calcext:value-type="string">
            <text:p>• isasc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w-rw-r-- 1 pchazalm 2025_angouleme <text:s/>972 Sep 19 01:34 <text:s/>ft_isdigit.c</text:p>
          </table:table-cell>
          <table:table-cell office:value-type="string" calcext:value-type="string">
            <text:p>• isdig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w-rw-r-- 1 pchazalm 2025_angouleme <text:s/>972 Sep 19 01:34 <text:s/>ft_isprint.c</text:p>
          </table:table-cell>
          <table:table-cell office:value-type="string" calcext:value-type="string">
            <text:p>• is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w-rw-r-- 1 pchazalm 2025_angouleme 1.1K Sep 25 01:41 <text:s/>ft_memalloc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rw-rw-r-- 1 pchazalm 2025_angouleme 1.3K Sep <text:s/>9 08:21 <text:s/>ft_memccpy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rw-rw-r-- 1 pchazalm 2025_angouleme 1.2K Sep 19 01:34 <text:s/>ft_memchr.c</text:p>
          </table:table-cell>
          <table:table-cell office:value-type="string" calcext:value-type="string">
            <text:p>• mem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w-rw-r-- 1 pchazalm 2025_angouleme 1.2K Sep 19 01:06 <text:s/>ft_memcmp.c</text:p>
          </table:table-cell>
          <table:table-cell office:value-type="string" calcext:value-type="string">
            <text:p>• mem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w-rw-r-- 1 pchazalm 2025_angouleme 1.2K Sep <text:s/>9 08:20 <text:s/>ft_memcpy.c</text:p>
          </table:table-cell>
          <table:table-cell office:value-type="string" calcext:value-type="string">
            <text:p>• mem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w-rw-r-- 1 pchazalm 2025_angouleme <text:s/>964 Sep 25 02:02 <text:s/>ft_memde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rw-rw-r-- 1 pchazalm 2025_angouleme 1.3K Oct 14 12:10 <text:s/>ft_memmove.c</text:p>
          </table:table-cell>
          <table:table-cell office:value-type="string" calcext:value-type="string">
            <text:p>• mem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w-rw-r-- 1 pchazalm 2025_angouleme 1.1K Sep <text:s/>9 08:18 <text:s/>ft_memset.c</text:p>
          </table:table-cell>
          <table:table-cell office:value-type="string" calcext:value-type="string">
            <text:p>• mem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w-rw-r-- 1 pchazalm 2025_angouleme 1.1K Sep 10 01:11 <text:s/>ft_strcat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rw-rw-r-- 1 pchazalm 2025_angouleme 1.1K Sep 10 05:44 <text:s/>ft_strchr.c</text:p>
          </table:table-cell>
          <table:table-cell office:value-type="string" calcext:value-type="string">
            <text:p>• str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w-rw-r-- 1 pchazalm 2025_angouleme <text:s/>973 Sep 25 02:21 <text:s/>ft_strclr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rw-rw-r-- 1 pchazalm 2025_angouleme 1.1K Sep 19 01:02 <text:s/>ft_strcmp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rw-rw-r-- 1 pchazalm 2025_angouleme 1.1K Sep 10 00:52 <text:s/>ft_strcpy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rw-rw-r-- 1 pchazalm 2025_angouleme <text:s/>938 Sep 25 02:16 <text:s/>ft_strde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rw-rw-r-- 1 pchazalm 2025_angouleme 1.3K Sep 10 00:52 <text:s/>ft_strdup.c</text:p>
          </table:table-cell>
          <table:table-cell office:value-type="string" calcext:value-type="string">
            <text:p>strd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w-rw-r-- 1 pchazalm 2025_angouleme 1.3K Sep 10 03:59 <text:s/>ft_strlcat.c</text:p>
          </table:table-cell>
          <table:table-cell office:value-type="string" calcext:value-type="string">
            <text:p>• strl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w-rw-r-- 1 pchazalm 2025_angouleme 1007 Sep <text:s/>9 10:36 <text:s/>ft_strlen.c</text:p>
          </table:table-cell>
          <table:table-cell office:value-type="string" calcext:value-type="string">
            <text:p>• str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rw-rw-r-- 1 pchazalm 2025_angouleme 1.2K Sep 10 02:54 <text:s/>ft_strncat.c</text:p>
          </table:table-cell>
          <table:table-cell table:number-columns-repeated="2"/>
          <table:table-cell office:value-type="string" calcext:value-type="string">
            <text:p>split</text:p>
          </table:table-cell>
        </table:table-row>
        <table:table-row table:style-name="ro1">
          <table:table-cell office:value-type="string" calcext:value-type="string">
            <text:p>-rw-rw-r-- 1 pchazalm 2025_angouleme 1.1K Sep 19 01:07 <text:s/>ft_strncmp.c</text:p>
          </table:table-cell>
          <table:table-cell office:value-type="string" calcext:value-type="string">
            <text:p>• strncmp</text:p>
          </table:table-cell>
          <table:table-cell/>
          <table:table-cell office:value-type="string" calcext:value-type="string">
            <text:p>itoa</text:p>
          </table:table-cell>
        </table:table-row>
        <table:table-row table:style-name="ro1">
          <table:table-cell office:value-type="string" calcext:value-type="string">
            <text:p>-rw-rw-r-- 1 pchazalm 2025_angouleme 1.1K Sep 10 01:04 <text:s/>ft_strncpy.c</text:p>
          </table:table-cell>
          <table:table-cell table:number-columns-repeated="2"/>
          <table:table-cell office:value-type="string" calcext:value-type="string">
            <text:p>strmapi</text:p>
          </table:table-cell>
        </table:table-row>
        <table:table-row table:style-name="ro1">
          <table:table-cell office:value-type="string" calcext:value-type="string">
            <text:p>-rw-rw-r-- 1 pchazalm 2025_angouleme 1019 Sep 25 02:11 <text:s/>ft_strnew.c</text:p>
          </table:table-cell>
          <table:table-cell table:number-columns-repeated="2"/>
          <table:table-cell office:value-type="string" calcext:value-type="string">
            <text:p>striteri</text:p>
          </table:table-cell>
        </table:table-row>
        <table:table-row table:style-name="ro1">
          <table:table-cell office:value-type="string" calcext:value-type="string">
            <text:p>-rw-rw-r-- 1 pchazalm 2025_angouleme 1.3K Sep 19 00:47 <text:s/>ft_strnstr.c</text:p>
          </table:table-cell>
          <table:table-cell office:value-type="string" calcext:value-type="string">
            <text:p>• strnstr</text:p>
          </table:table-cell>
          <table:table-cell/>
          <table:table-cell office:value-type="string" calcext:value-type="string">
            <text:p>putchar fd</text:p>
          </table:table-cell>
        </table:table-row>
        <table:table-row table:style-name="ro1">
          <table:table-cell office:value-type="string" calcext:value-type="string">
            <text:p>-rw-rw-r-- 1 pchazalm 2025_angouleme 1.1K Sep 10 05:42 <text:s/>ft_strrchr.c</text:p>
          </table:table-cell>
          <table:table-cell office:value-type="string" calcext:value-type="string">
            <text:p>• strrchr</text:p>
          </table:table-cell>
          <table:table-cell/>
          <table:table-cell office:value-type="string" calcext:value-type="string">
            <text:p>putstr fd</text:p>
          </table:table-cell>
        </table:table-row>
        <table:table-row table:style-name="ro1">
          <table:table-cell office:value-type="string" calcext:value-type="string">
            <text:p>-rw-rw-r-- 1 pchazalm 2025_angouleme 1.2K Sep 10 05:43 <text:s/>ft_strstr.c</text:p>
          </table:table-cell>
          <table:table-cell table:number-columns-repeated="2"/>
          <table:table-cell office:value-type="string" calcext:value-type="string">
            <text:p>putendl fd</text:p>
          </table:table-cell>
        </table:table-row>
        <table:table-row table:style-name="ro1">
          <table:table-cell office:value-type="string" calcext:value-type="string">
            <text:p>-rw-rw-r-- 1 pchazalm 2025_angouleme <text:s/>977 Sep 19 01:40 <text:s/>ft_tolower.c</text:p>
          </table:table-cell>
          <table:table-cell office:value-type="string" calcext:value-type="string">
            <text:p>• tolower</text:p>
          </table:table-cell>
          <table:table-cell/>
          <table:table-cell office:value-type="string" calcext:value-type="string">
            <text:p>putnbr fd</text:p>
          </table:table-cell>
        </table:table-row>
        <table:table-row table:style-name="ro1">
          <table:table-cell office:value-type="string" calcext:value-type="string">
            <text:p>-rw-rw-r-- 1 pchazalm 2025_angouleme <text:s/>977 Oct 13 23:04 <text:s/>ft_toupper.c</text:p>
          </table:table-cell>
          <table:table-cell office:value-type="string" calcext:value-type="string">
            <text:p>• toup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• strlcp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llo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st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jo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tr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6:52:13.425644687</meta:creation-date>
    <dc:date>2025-10-14T22:00:49.537978643</dc:date>
    <meta:editing-duration>PT3H8M4S</meta:editing-duration>
    <meta:editing-cycles>2</meta:editing-cycles>
    <meta:generator>LibreOffice/7.3.7.2$Linux_X86_64 LibreOffice_project/30$Build-2</meta:generator>
    <meta:document-statistic meta:table-count="1" meta:cell-count="67" meta:object-count="0"/>
  </office:meta>
</office:document-meta>
</file>